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5.503cm"/>
    </style:style>
    <style:style style:name="Tabella1.B" style:family="table-column">
      <style:table-column-properties style:column-width="1.588cm"/>
    </style:style>
    <style:style style:name="Tabella1.C" style:family="table-column">
      <style:table-column-properties style:column-width="9.92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5.503cm"/>
    </style:style>
    <style:style style:name="Tabella2.B" style:family="table-column">
      <style:table-column-properties style:column-width="1.588cm"/>
    </style:style>
    <style:style style:name="Tabella2.C" style:family="table-column">
      <style:table-column-properties style:column-width="9.92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5.503cm"/>
    </style:style>
    <style:style style:name="Tabella3.B" style:family="table-column">
      <style:table-column-properties style:column-width="1.588cm"/>
    </style:style>
    <style:style style:name="Tabella3.C" style:family="table-column">
      <style:table-column-properties style:column-width="9.92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5.503cm"/>
    </style:style>
    <style:style style:name="Tabella4.B" style:family="table-column">
      <style:table-column-properties style:column-width="1.588cm"/>
    </style:style>
    <style:style style:name="Tabella4.C" style:family="table-column">
      <style:table-column-properties style:column-width="9.922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e1f25"/>
    </style:style>
    <style:style style:name="P3" style:family="paragraph" style:parent-style-name="Standard">
      <style:text-properties fo:language="en" fo:country="US" officeooo:rsid="000e1f25" officeooo:paragraph-rsid="000e1f25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e1f25" officeooo:paragraph-rsid="000e1f25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e1f25" officeooo:paragraph-rsid="000e1f2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0f0b58" officeooo:paragraph-rsid="000f0b58"/>
    </style:style>
    <style:style style:name="P7" style:family="paragraph" style:parent-style-name="Standard">
      <style:text-properties fo:language="en" fo:country="US" officeooo:rsid="000f0b58" officeooo:paragraph-rsid="000f0b58"/>
    </style:style>
    <style:style style:name="P8" style:family="paragraph" style:parent-style-name="Standard">
      <style:text-properties fo:language="en" fo:country="US" officeooo:rsid="000fbdc6" officeooo:paragraph-rsid="000fbdc6"/>
    </style:style>
    <style:style style:name="P9" style:family="paragraph" style:parent-style-name="Standard">
      <style:text-properties fo:language="en" fo:country="US" officeooo:rsid="00109d6b" officeooo:paragraph-rsid="00109d6b"/>
    </style:style>
    <style:style style:name="P10" style:family="paragraph" style:parent-style-name="Standard">
      <style:text-properties fo:language="en" fo:country="US" officeooo:rsid="0014745b" officeooo:paragraph-rsid="0014745b"/>
    </style:style>
    <style:style style:name="P11" style:family="paragraph" style:parent-style-name="Standard">
      <style:text-properties officeooo:paragraph-rsid="0014745b"/>
    </style:style>
    <style:style style:name="P12" style:family="paragraph" style:parent-style-name="Standard">
      <style:text-properties officeooo:rsid="0014745b" officeooo:paragraph-rsid="0014745b"/>
    </style:style>
    <style:style style:name="P13" style:family="paragraph" style:parent-style-name="Standard">
      <style:text-properties officeooo:rsid="00190aea" officeooo:paragraph-rsid="00190aea"/>
    </style:style>
    <style:style style:name="P14" style:family="paragraph" style:parent-style-name="Standard">
      <style:paragraph-properties fo:text-align="center" style:justify-single-word="false" fo:break-before="page"/>
      <style:text-properties fo:language="en" fo:country="US" officeooo:rsid="000e1f25" officeooo:paragraph-rsid="000e1f25"/>
    </style:style>
    <style:style style:name="P15" style:family="paragraph" style:parent-style-name="Table_20_Contents">
      <style:text-properties officeooo:rsid="00109d6b" officeooo:paragraph-rsid="00109d6b"/>
    </style:style>
    <style:style style:name="P16" style:family="paragraph" style:parent-style-name="Table_20_Contents">
      <style:paragraph-properties fo:text-align="center" style:justify-single-word="false"/>
      <style:text-properties officeooo:rsid="00109d6b" officeooo:paragraph-rsid="00109d6b"/>
    </style:style>
    <style:style style:name="P17" style:family="paragraph" style:parent-style-name="Table_20_Contents">
      <style:paragraph-properties fo:text-align="center" style:justify-single-word="false"/>
      <style:text-properties officeooo:rsid="00109d6b" officeooo:paragraph-rsid="0014745b"/>
    </style:style>
    <style:style style:name="P18" style:family="paragraph" style:parent-style-name="Table_20_Contents">
      <style:text-properties officeooo:rsid="00109d6b" officeooo:paragraph-rsid="0014745b"/>
    </style:style>
    <style:style style:name="P19" style:family="paragraph" style:parent-style-name="Table_20_Contents">
      <style:text-properties officeooo:rsid="00109d6b" officeooo:paragraph-rsid="00159add"/>
    </style:style>
    <style:style style:name="P20" style:family="paragraph" style:parent-style-name="Table_20_Contents">
      <style:text-properties officeooo:rsid="00109d6b" officeooo:paragraph-rsid="00176781"/>
    </style:style>
    <style:style style:name="P21" style:family="paragraph" style:parent-style-name="Table_20_Contents">
      <style:text-properties officeooo:rsid="00109d6b" officeooo:paragraph-rsid="00190aea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4705c" officeooo:paragraph-rsid="0014745b"/>
    </style:style>
    <style:style style:name="P24" style:family="paragraph" style:parent-style-name="Table_20_Contents">
      <style:text-properties officeooo:rsid="0014705c" officeooo:paragraph-rsid="0014745b"/>
    </style:style>
    <style:style style:name="P25" style:family="paragraph" style:parent-style-name="Table_20_Contents">
      <style:paragraph-properties fo:text-align="center" style:justify-single-word="false"/>
      <style:text-properties officeooo:rsid="0014745b" officeooo:paragraph-rsid="0014745b"/>
    </style:style>
    <style:style style:name="P26" style:family="paragraph" style:parent-style-name="Table_20_Contents">
      <style:text-properties officeooo:rsid="0014745b" officeooo:paragraph-rsid="0014745b"/>
    </style:style>
    <style:style style:name="P27" style:family="paragraph" style:parent-style-name="Table_20_Contents">
      <style:text-properties officeooo:paragraph-rsid="0014745b"/>
    </style:style>
    <style:style style:name="P28" style:family="paragraph" style:parent-style-name="Table_20_Contents">
      <style:paragraph-properties fo:text-align="center" style:justify-single-word="false"/>
      <style:text-properties officeooo:rsid="00159add" officeooo:paragraph-rsid="00159add"/>
    </style:style>
    <style:style style:name="P29" style:family="paragraph" style:parent-style-name="Table_20_Contents">
      <style:text-properties officeooo:rsid="00159add" officeooo:paragraph-rsid="00159add"/>
    </style:style>
    <style:style style:name="P30" style:family="paragraph" style:parent-style-name="Table_20_Contents">
      <style:paragraph-properties fo:text-align="center" style:justify-single-word="false"/>
      <style:text-properties officeooo:rsid="00176781" officeooo:paragraph-rsid="00176781"/>
    </style:style>
    <style:style style:name="P31" style:family="paragraph" style:parent-style-name="Table_20_Contents">
      <style:paragraph-properties fo:text-align="center" style:justify-single-word="false"/>
      <style:text-properties officeooo:rsid="00176781" officeooo:paragraph-rsid="00190aea"/>
    </style:style>
    <style:style style:name="P32" style:family="paragraph" style:parent-style-name="Table_20_Contents">
      <style:text-properties officeooo:rsid="00176781" officeooo:paragraph-rsid="00176781"/>
    </style:style>
    <style:style style:name="P33" style:family="paragraph" style:parent-style-name="Table_20_Contents">
      <style:text-properties officeooo:rsid="00176781" officeooo:paragraph-rsid="00190aea"/>
    </style:style>
    <style:style style:name="P34" style:family="paragraph" style:parent-style-name="Table_20_Contents">
      <style:text-properties officeooo:rsid="00190aea" officeooo:paragraph-rsid="00190aea"/>
    </style:style>
    <style:style style:name="T1" style:family="text">
      <style:text-properties officeooo:rsid="00109d6b"/>
    </style:style>
    <style:style style:name="T2" style:family="text">
      <style:text-properties officeooo:rsid="0014705c"/>
    </style:style>
    <style:style style:name="T3" style:family="text">
      <style:text-properties officeooo:rsid="0014745b"/>
    </style:style>
    <style:style style:name="T4" style:family="text">
      <style:text-properties officeooo:rsid="00176781"/>
    </style:style>
    <style:style style:name="T5" style:family="text">
      <style:text-properties officeooo:rsid="00190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3"/>
      <text:p text:style-name="P3">I <text:s/>working <text:s/>with openwrt or bitbake to build linux images for embedded devices.</text:p>
      <text:p text:style-name="P3">These systems are robust and affidable but too complicate to debug.</text:p>
      <text:p text:style-name="P3">With <text:span text:style-name="T4">this project I</text:span> have try to develop a simple method to generate a linux image with the only aid of script bash.</text:p>
      <text:p text:style-name="P3">The result is only one shell bash script …</text:p>
      <text:p text:style-name="P3"/>
      <text:p text:style-name="P3">A.C.</text:p>
      <text:p text:style-name="P14">Chapter I</text:p>
      <text:p text:style-name="P4"/>
      <text:p text:style-name="P4"/>
      <text:p text:style-name="P4"/>
      <text:p text:style-name="P4">RECIPES</text:p>
      <text:p text:style-name="P4"/>
      <text:p text:style-name="P5"/>
      <text:p text:style-name="P6">Recipes are list of instruction and commands to inform the build system how make a project , as in bitbake.</text:p>
      <text:p text:style-name="P6">In EGG the recipes are written with support of xml format . To parse the xml files in the bash script I use the xmlstarlet utility.</text:p>
      <text:p text:style-name="P6"/>
      <text:p text:style-name="P6">In general the structure of one recipes is like the following schema . Ex:</text:p>
      <text:p text:style-name="P3"/>
      <text:p text:style-name="P7">&lt;?xml version="1.0"?&gt;</text:p>
      <text:p text:style-name="P7">&lt;egg&gt;</text:p>
      <text:p text:style-name="P7"><text:s text:c="2"/>&lt;project&gt;</text:p>
      <text:p text:style-name="P7"><text:s text:c="4"/>&lt;name&gt;busybox&lt;/name&gt;</text:p>
      <text:p text:style-name="P7"><text:s text:c="4"/>&lt;remote&gt; <text:s text:c="2"/></text:p>
      <text:p text:style-name="P7"><text:tab/>….. <text:s text:c="2"/></text:p>
      <text:p text:style-name="P7"><text:s text:c="4"/>&lt;/remote&gt;</text:p>
      <text:p text:style-name="P7"><text:s text:c="4"/>&lt;build&gt;</text:p>
      <text:p text:style-name="P7"><text:s text:c="6"/>&lt;step id="0”&gt;</text:p>
      <text:p text:style-name="P7"><text:tab/>…..</text:p>
      <text:p text:style-name="P7"><text:tab/>&lt;/step&gt;</text:p>
      <text:p text:style-name="P7"><text:s text:c="6"/>&lt;step id="1”&gt;</text:p>
      <text:p text:style-name="P7"><text:tab/>…..</text:p>
      <text:p text:style-name="P7"><text:tab/>&lt;/step&gt;</text:p>
      <text:p text:style-name="P7"><text:s text:c="4"/>&lt;/build&gt;</text:p>
      <text:p text:style-name="P7"><text:s text:c="2"/>&lt;/project&gt;</text:p>
      <text:p text:style-name="P7">&lt;/egg&gt;</text:p>
      <text:p text:style-name="P7"/>
      <text:p text:style-name="P8">As in xmlstarlet to refer a xml node , ex &lt;egg&gt;&lt;project&gt;&lt;name&gt; use the syntax egg/project/name.</text:p>
      <text:p text:style-name="P8">Into node remote and step NN there are many nodes in function of the project request.</text:p>
      <text:p text:style-name="P8"/>
      <text:p text:style-name="P8">Every <text:s/>recipes must be saved in a file named conf.egg and store into a folder with the same name of the field egg/project/name. So a <text:s/>complete build system must <text:s/>be <text:s/>a collection of folders into a single main forlder. This main folder I named ‘repo’ from repository. Ad example the folder rpi2_repo have <text:s/>the following tree files</text:p>
      <text:p text:style-name="P8">.</text:p>
      <text:p text:style-name="P8">├── busybox</text:p>
      <text:p text:style-name="P8">│   ├── busybox_defconfig_arm</text:p>
      <text:p text:style-name="P8">│   ├── busybox_init</text:p>
      <text:p text:style-name="P8">│   └── conf.egg</text:p>
      <text:p text:style-name="P8">├── conf.egg</text:p>
      <text:p text:style-name="P8">├── linux</text:p>
      <text:p text:style-name="P8">│   └── conf.egg</text:p>
      <text:p text:style-name="P8">└── uboot</text:p>
      <text:p text:style-name="P8"><text:s text:c="4"/>└── conf.egg</text:p>
      <text:p text:style-name="P8"/>
      <text:p text:style-name="P8">the conf.egg file on main folder rpi2_repo is a special file : it describe the configuration file for all recipes into repo. Ad ex <text:s/>for this repo the file contain:</text:p>
      <text:p text:style-name="P8"><text:soft-page-break/></text:p>
      <text:p text:style-name="P8">&lt;?xml version="1.0"?&gt;</text:p>
      <text:p text:style-name="P8">&lt;egg&gt;</text:p>
      <text:p text:style-name="P8"><text:s text:c="2"/>&lt;conf&gt;</text:p>
      <text:p text:style-name="P8">----- </text:p>
      <text:p text:style-name="P8"><text:s text:c="2"/>&lt;/conf&gt;</text:p>
      <text:p text:style-name="P8"><text:s text:c="2"/>&lt;defaults&gt;</text:p>
      <text:p text:style-name="P8"><text:s text:c="4"/>&lt;step id="0"&gt;</text:p>
      <text:p text:style-name="P8"><text:s text:c="6"/>….</text:p>
      <text:p text:style-name="P8"><text:s text:c="4"/>&lt;/step&gt;</text:p>
      <text:p text:style-name="P8"><text:s text:c="4"/>&lt;step id="1"&gt;</text:p>
      <text:p text:style-name="P8"><text:s text:c="6"/>...</text:p>
      <text:p text:style-name="P8"><text:s text:c="4"/>&lt;/step&gt;</text:p>
      <text:p text:style-name="P8"><text:s text:c="2"/>&lt;/defaults&gt;</text:p>
      <text:p text:style-name="P8">&lt;/egg&gt;</text:p>
      <text:p text:style-name="P8"/>
      <text:p text:style-name="P9">Both the recipes as <text:s/>the main configuration is organizzed by step or level so a same recipes can build a different out because at every step can configure compile, option , architetture. In this mode is very fast the reuse of the recipes.</text:p>
      <text:p text:style-name="P9"/>
      <text:p text:style-name="P9"/>
      <text:p text:style-name="P9">Recipes description:</text:p>
      <text:p text:style-name="P9"/>
      <text:p text:style-name="P10">Name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6">FIELD</text:p>
          </table:table-cell>
          <table:table-cell table:style-name="Tabella1.A1" office:value-type="string">
            <text:p text:style-name="P16">OPT</text:p>
          </table:table-cell>
          <table:table-cell table:style-name="Tabella1.C1" office:value-type="string">
            <text:p text:style-name="P16">DESCRIPTION</text:p>
          </table:table-cell>
        </table:table-row>
        <table:table-row>
          <table:table-cell table:style-name="Tabella1.A2" office:value-type="string">
            <text:p text:style-name="P15"><text:s/>egg/project/name</text:p>
          </table:table-cell>
          <table:table-cell table:style-name="Tabella1.A2" office:value-type="string">
            <text:p text:style-name="P22"><text:span text:style-name="T1"><text:s text:c="3"/>no</text:span> <text:s text:c="3"/></text:p>
          </table:table-cell>
          <table:table-cell table:style-name="Tabella1.C2" office:value-type="string">
            <text:p text:style-name="Table_20_Contents"><text:s/><text:span text:style-name="T1">Insert the project name .Must be the name of the folder where is the file conf.egg </text:span></text:p>
          </table:table-cell>
        </table:table-row>
      </table:table>
      <text:p text:style-name="P9"/>
      <text:p text:style-name="P12">Remote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FIELD</text:p>
          </table:table-cell>
          <table:table-cell table:style-name="Tabella3.A1" office:value-type="string">
            <text:p text:style-name="P17">OPT</text:p>
          </table:table-cell>
          <table:table-cell table:style-name="Tabella3.C1" office:value-type="string">
            <text:p text:style-name="P17">DESCRIPTIO<text:span text:style-name="T3">N</text:span></text:p>
          </table:table-cell>
        </table:table-row>
        <table:table-row>
          <table:table-cell table:style-name="Tabella3.A2" office:value-type="string">
            <text:p text:style-name="P18"><text:s/>egg/project/<text:span text:style-name="T2">remote/method</text:span></text:p>
          </table:table-cell>
          <table:table-cell table:style-name="Tabella3.A2" office:value-type="string">
            <text:p text:style-name="P17">no</text:p>
          </table:table-cell>
          <table:table-cell table:style-name="Tabella3.C2" office:value-type="string">
            <text:p text:style-name="P27"><text:s/><text:span text:style-name="T2">Available method: wget,git,svn,apt,file(rsync)</text:span></text:p>
          </table:table-cell>
        </table:table-row>
        <table:table-row>
          <table:table-cell table:style-name="Tabella3.A2" office:value-type="string">
            <text:p text:style-name="P18">egg/project/<text:span text:style-name="T2">remote/url</text:span></text:p>
          </table:table-cell>
          <table:table-cell table:style-name="Tabella3.A2" office:value-type="string">
            <text:p text:style-name="P23">no </text:p>
          </table:table-cell>
          <table:table-cell table:style-name="Tabella3.C2" office:value-type="string">
            <text:p text:style-name="P24">Url to file to download , (with no filename...)</text:p>
          </table:table-cell>
        </table:table-row>
        <table:table-row>
          <table:table-cell table:style-name="Tabella3.A2" office:value-type="string">
            <text:p text:style-name="P18">egg/project/<text:span text:style-name="T2">remote/file</text:span></text:p>
          </table:table-cell>
          <table:table-cell table:style-name="Tabella3.A2" office:value-type="string">
            <text:p text:style-name="P23">no</text:p>
          </table:table-cell>
          <table:table-cell table:style-name="Tabella3.C2" office:value-type="string">
            <text:p text:style-name="P24">Url to file to download , (only filename )</text:p>
          </table:table-cell>
        </table:table-row>
        <table:table-row>
          <table:table-cell table:style-name="Tabella3.A2" office:value-type="string">
            <text:p text:style-name="P18">egg/project/<text:span text:style-name="T2">remote/key/url</text:span></text:p>
          </table:table-cell>
          <table:table-cell table:style-name="Tabella3.A2" office:value-type="string">
            <text:p text:style-name="P23">yes</text:p>
          </table:table-cell>
          <table:table-cell table:style-name="Tabella3.C2" office:value-type="string">
            <text:p text:style-name="P24">Url to sign file to download , <text:s/>(with no filename…)</text:p>
          </table:table-cell>
        </table:table-row>
        <table:table-row>
          <table:table-cell table:style-name="Tabella3.A2" office:value-type="string">
            <text:p text:style-name="P18">egg/project/<text:span text:style-name="T2">remote/key/file</text:span></text:p>
          </table:table-cell>
          <table:table-cell table:style-name="Tabella3.A2" office:value-type="string">
            <text:p text:style-name="P23">yes</text:p>
          </table:table-cell>
          <table:table-cell table:style-name="Tabella3.C2" office:value-type="string">
            <text:p text:style-name="P24">Url to file to download , (only filename )</text:p>
          </table:table-cell>
        </table:table-row>
        <table:table-row>
          <table:table-cell table:style-name="Tabella3.A2" office:value-type="string">
            <text:p text:style-name="P18">egg/project/<text:span text:style-name="T2">remote/branch</text:span></text:p>
          </table:table-cell>
          <table:table-cell table:style-name="Tabella3.A2" office:value-type="string">
            <text:p text:style-name="P23">yes</text:p>
          </table:table-cell>
          <table:table-cell table:style-name="Tabella3.C2" office:value-type="string">
            <text:p text:style-name="P24">In case of git method can insert branch to download </text:p>
          </table:table-cell>
        </table:table-row>
        <table:table-row>
          <table:table-cell table:style-name="Tabella3.A2" office:value-type="string">
            <text:p text:style-name="P18">egg/project/<text:span text:style-name="T2">remote/revision</text:span></text:p>
          </table:table-cell>
          <table:table-cell table:style-name="Tabella3.A2" office:value-type="string">
            <text:p text:style-name="P25">yes</text:p>
          </table:table-cell>
          <table:table-cell table:style-name="Tabella3.C2" office:value-type="string">
            <text:p text:style-name="P24">In case of <text:span text:style-name="T3">svn</text:span> method can insert <text:span text:style-name="T3">revison</text:span> to download </text:p>
          </table:table-cell>
        </table:table-row>
      </table:table>
      <text:p text:style-name="P10"/>
      <text:p text:style-name="P10">Example of remote node :</text:p>
      <text:p text:style-name="P10"/>
      <text:p text:style-name="P10"><text:s text:c="4"/>&lt;name&gt;linux&lt;/name&gt;</text:p>
      <text:p text:style-name="P10"><text:s text:c="4"/>&lt;remote&gt;</text:p>
      <text:p text:style-name="P10"><text:s text:c="6"/>&lt;method&gt;git&lt;/method&gt;</text:p>
      <text:p text:style-name="P10"><text:s text:c="6"/>&lt;url&gt;https://github.com/raspberrypi&lt;/url&gt;</text:p>
      <text:p text:style-name="P10"><text:s text:c="6"/>&lt;file&gt;linux.git &lt;/file&gt;</text:p>
      <text:p text:style-name="P10"><text:s text:c="6"/>&lt;branch&gt;rpi-4.12.y&lt;/branch&gt;</text:p>
      <text:p text:style-name="P10"><text:s text:c="4"/>&lt;/remote&gt;</text:p>
      <text:p text:style-name="P10"/>
      <text:p text:style-name="P10"><text:soft-page-break/></text:p>
      <text:p text:style-name="P10">Build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7">FIELD</text:p>
          </table:table-cell>
          <table:table-cell table:style-name="Tabella2.A1" office:value-type="string">
            <text:p text:style-name="P17">OPT</text:p>
          </table:table-cell>
          <table:table-cell table:style-name="Tabella2.C1" office:value-type="string">
            <text:p text:style-name="P17">DESCRIPTIO<text:span text:style-name="T3">N</text:span></text:p>
          </table:table-cell>
        </table:table-row>
        <table:table-row>
          <table:table-cell table:style-name="Tabella2.A2" office:value-type="string">
            <text:p text:style-name="P18">egg/project/<text:span text:style-name="T3">build/step id=N</text:span></text:p>
          </table:table-cell>
          <table:table-cell table:style-name="Tabella2.A2" office:value-type="string">
            <text:p text:style-name="P25">no</text:p>
          </table:table-cell>
          <table:table-cell table:style-name="Tabella2.C2" office:value-type="string">
            <text:p text:style-name="P26">Define the <text:s/>step N of build </text:p>
          </table:table-cell>
        </table:table-row>
        <table:table-row>
          <table:table-cell table:style-name="Tabella2.A2" office:value-type="string">
            <text:p text:style-name="P18">egg/project/<text:span text:style-name="T4">build/silent</text:span></text:p>
          </table:table-cell>
          <table:table-cell table:style-name="Tabella2.A2" office:value-type="string">
            <text:p text:style-name="P28">no</text:p>
          </table:table-cell>
          <table:table-cell table:style-name="Tabella2.C2" office:value-type="string">
            <text:p text:style-name="P29">Can define verbose build with ‘no’ or mute build ‘yes’</text:p>
          </table:table-cell>
        </table:table-row>
        <table:table-row>
          <table:table-cell table:style-name="Tabella2.A2" office:value-type="string">
            <text:p text:style-name="P19">egg/project/<text:span text:style-name="T4">build/thread</text:span></text:p>
          </table:table-cell>
          <table:table-cell table:style-name="Tabella2.A2" office:value-type="string">
            <text:p text:style-name="P28">no</text:p>
          </table:table-cell>
          <table:table-cell table:style-name="Tabella2.C2" office:value-type="string">
            <text:p text:style-name="P29">Define max thread num to make (-jN) </text:p>
          </table:table-cell>
        </table:table-row>
        <table:table-row>
          <table:table-cell table:style-name="Tabella2.A2" office:value-type="string">
            <text:p text:style-name="P20">egg/project/<text:span text:style-name="T4">build/path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Define an action to current $PATH variable. In this can define action before the build action and after the build action.</text:p>
            <text:p text:style-name="P32">Insert pre node to add an action before the build action for this step and insert the post node to add an action after the build action .</text:p>
          </table:table-cell>
        </table:table-row>
        <table:table-row>
          <table:table-cell table:style-name="Tabella2.A2" office:value-type="string">
            <text:p text:style-name="P20">egg/project/<text:span text:style-name="T4">build/path/pre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Change the $PATH before build action</text:p>
          </table:table-cell>
        </table:table-row>
        <table:table-row>
          <table:table-cell table:style-name="Tabella2.A2" office:value-type="string">
            <text:p text:style-name="P20">egg/project/<text:span text:style-name="T4">build/path/post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Change the $PATH after build action</text:p>
          </table:table-cell>
        </table:table-row>
        <table:table-row>
          <table:table-cell table:style-name="Tabella2.A2" office:value-type="string">
            <text:p text:style-name="P20">egg/project/<text:span text:style-name="T4">build/path/pre/set 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Set the $PATH in function of the value inserted in this node <text:span text:style-name="T5">before the build step</text:span></text:p>
          </table:table-cell>
        </table:table-row>
        <table:table-row>
          <table:table-cell table:style-name="Tabella2.A2" office:value-type="string">
            <text:p text:style-name="P20">egg/project/<text:span text:style-name="T4">build/path/pre/add id = N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Add to current $PATH the value inserted in this node, can in<text:span text:style-name="T5">s</text:span>ert more node in sequence order with the id field </text:p>
          </table:table-cell>
        </table:table-row>
        <table:table-row>
          <table:table-cell table:style-name="Tabella2.A2" office:value-type="string">
            <text:p text:style-name="P20">egg/project/<text:span text:style-name="T4">build/path/pre/remove id = N</text:span></text:p>
          </table:table-cell>
          <table:table-cell table:style-name="Tabella2.A2" office:value-type="string">
            <text:p text:style-name="P30">yes</text:p>
          </table:table-cell>
          <table:table-cell table:style-name="Tabella2.C2" office:value-type="string">
            <text:p text:style-name="P32"><text:span text:style-name="T5">Remove from the </text:span><text:s/>current $PATH the value inserted in this node, can in<text:span text:style-name="T5">s</text:span>ert more node in sequence order with the id field </text:p>
          </table:table-cell>
        </table:table-row>
        <table:table-row>
          <table:table-cell table:style-name="Tabella2.A2" office:value-type="string">
            <text:p text:style-name="P20">egg/project/<text:span text:style-name="T4">build/path/post/set </text:span></text:p>
          </table:table-cell>
          <table:table-cell table:style-name="Tabella2.A2" office:value-type="string">
            <text:p text:style-name="P30"/>
          </table:table-cell>
          <table:table-cell table:style-name="Tabella2.C2" office:value-type="string">
            <text:p text:style-name="P32">Set the $PATH in function of the value inserted in this node <text:span text:style-name="T5">after the build step</text:span></text:p>
          </table:table-cell>
        </table:table-row>
        <table:table-row>
          <table:table-cell table:style-name="Tabella2.A2" office:value-type="string">
            <text:p text:style-name="P20">egg/project/<text:span text:style-name="T4">build/path/post/add id = N</text:span></text:p>
          </table:table-cell>
          <table:table-cell table:style-name="Tabella2.A2" office:value-type="string">
            <text:p text:style-name="P30"/>
          </table:table-cell>
          <table:table-cell table:style-name="Tabella2.C2" office:value-type="string">
            <text:p text:style-name="P32">Add to current $PATH the value inserted in this node, can in<text:span text:style-name="T5">s</text:span>ert more node in sequence order with the id field </text:p>
          </table:table-cell>
        </table:table-row>
        <table:table-row>
          <table:table-cell table:style-name="Tabella2.A2" office:value-type="string">
            <text:p text:style-name="P20">egg/project/<text:span text:style-name="T4">build/path/post/remove id = N</text:span></text:p>
          </table:table-cell>
          <table:table-cell table:style-name="Tabella2.A2" office:value-type="string">
            <text:p text:style-name="P30"/>
          </table:table-cell>
          <table:table-cell table:style-name="Tabella2.C2" office:value-type="string">
            <text:p text:style-name="P32"><text:span text:style-name="T5">Remove from the </text:span><text:s/>current $PATH the value inserted in this node, can in<text:span text:style-name="T5">s</text:span>ert more node in sequence order with the id field </text:p>
          </table:table-cell>
        </table:table-row>
      </table:table>
      <text:p text:style-name="P11"/>
      <text:p text:style-name="P13">Example path <text:s/>pre/post</text:p>
      <text:p text:style-name="P13"><text:s text:c="8"/></text:p>
      <text:p text:style-name="P13">&lt;path&gt;</text:p>
      <text:p text:style-name="P13"><text:s text:c="10"/>&lt;pre&gt;</text:p>
      <text:p text:style-name="P13"><text:s text:c="12"/>&lt;set &gt;$USER_PATH&lt;/set&gt; bash shell accept any current defined shell variable </text:p>
      <text:p text:style-name="P13"><text:s text:c="10"/>&lt;/pre&gt;</text:p>
      <text:p text:style-name="P13">&lt;/path&gt;</text:p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21">egg/project/<text:span text:style-name="T4">build/configure</text:span></text:p>
          </table:table-cell>
          <table:table-cell table:style-name="Tabella4.A1" office:value-type="string">
            <text:p text:style-name="P31">yes</text:p>
          </table:table-cell>
          <table:table-cell table:style-name="Tabella4.C1" office:value-type="string">
            <text:p text:style-name="P34">Define the configure step : can be optional if configure , configure.ac or Makefile.ac isn’t defined in source files.</text:p>
          </table:table-cell>
        </table:table-row>
        <table:table-row>
          <table:table-cell table:style-name="Tabella4.A2" office:value-type="string">
            <text:p text:style-name="P21">egg/project/<text:span text:style-name="T4">build/configure/pre</text:span></text:p>
          </table:table-cell>
          <table:table-cell table:style-name="Tabella4.A2" office:value-type="string">
            <text:p text:style-name="P31"/>
          </table:table-cell>
          <table:table-cell table:style-name="Tabella4.C2" office:value-type="string">
            <text:p text:style-name="P33"/>
          </table:table-cell>
        </table:table-row>
        <table:table-row>
          <table:table-cell table:style-name="Tabella4.A2" office:value-type="string">
            <text:p text:style-name="P21"/>
          </table:table-cell>
          <table:table-cell table:style-name="Tabella4.A2" office:value-type="string">
            <text:p text:style-name="P31"/>
          </table:table-cell>
          <table:table-cell table:style-name="Tabella4.C2" office:value-type="string">
            <text:p text:style-name="P33"/>
          </table:table-cell>
        </table:table-row>
        <table:table-row>
          <table:table-cell table:style-name="Tabella4.A2" office:value-type="string">
            <text:p text:style-name="P21"/>
          </table:table-cell>
          <table:table-cell table:style-name="Tabella4.A2" office:value-type="string">
            <text:p text:style-name="P31"/>
          </table:table-cell>
          <table:table-cell table:style-name="Tabella4.C2" office:value-type="string">
            <text:p text:style-name="P3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9:52:14.755546588</meta:creation-date>
    <meta:generator>LibreOffice/5.1.6.2$Linux_X86_64 LibreOffice_project/10m0$Build-2</meta:generator>
    <dc:date>2017-06-04T21:28:07.248940190</dc:date>
    <meta:editing-duration>PT24M1S</meta:editing-duration>
    <meta:editing-cycles>5</meta:editing-cycles>
    <meta:document-statistic meta:table-count="4" meta:image-count="0" meta:object-count="0" meta:page-count="4" meta:paragraph-count="146" meta:word-count="735" meta:character-count="4781" meta:non-whitespace-character-count="3980"/>
  </office:meta>
</office:document-meta>
</file>